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table:style-name="ce15" table:formula="of:=SUM([.B3:.F3])" office:value-type="float" office:value="16400" calcext:value-type="float">
            <text:p>16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712.5" calcext:value-type="float">
            <text:p>712.5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362.5" calcext:value-type="float">
            <text:p>362.5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13900" calcext:value-type="float">
            <text:p>13900</text:p>
          </table:table-cell>
          <table:table-cell table:style-name="ce29"/>
          <table:table-cell table:style-name="ce15" table:formula="of:=SUM([.J3:.J28])" office:value-type="float" office:value="19500" calcext:value-type="float">
            <text:p>19500</text:p>
          </table:table-cell>
          <table:table-cell table:formula="of:=SUM([.K24];[.K25])"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3:09:56.638658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1T13:11:15.656511089</dc:date>
    <meta:editing-duration>P10DT15H48M16S</meta:editing-duration>
    <meta:editing-cycles>3299</meta:editing-cycles>
    <meta:generator>LibreOffice/4.2.8.2$Linux_X86_64 LibreOffice_project/420m0$Build-2</meta:generator>
    <meta:document-statistic meta:table-count="20" meta:cell-count="9112" meta:object-count="0"/>
  </office:meta>
</office:document-meta>
</file>